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/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/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save your game by interacting with a
red mailbox. \C[2]You can create up to 32 save
files. 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You're tall but you look so frail, dearie. Are
you getting your exercise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There's a rumour goin' around that there are
some mighty-vicious thieves takin' advantage
of all the chaos caused by the monsters
that've 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You guys sure are wearing some strange
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/>
          <table:table-cell table:style-name="ce0" office:value-type="string">
            <text:p>Gimme Tasty Water! I'm gonna buy it all up
while I can!</text:p>
          </table:table-cell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</text:p>
          </table:table-cell>
          <table:table-cell table:style-name="ce0" office:value-type="string">
            <text:p>I heard that a young lass collapsed in the
forest. 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 office:value-type="string">
            <text:p>Oh, it's a merchant! We're in luck. Maybe I'll
buy some side dishes for supp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